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paragraph-rsid="00661272" style:font-size-asian="10pt" style:language-asian="zxx" style:country-asian="none" style:font-weight-asian="bold" style:font-name-complex="Century Gothic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018ea6" officeooo:paragraph-rsid="00018ea6" style:font-size-asian="10pt" style:language-asian="zxx" style:country-asian="none" style:font-weight-asian="bold" style:font-name-complex="Century Gothic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2ef88" officeooo:paragraph-rsid="005dc64b" style:font-size-asian="10pt" style:language-asian="zxx" style:country-asian="none" style:font-weight-asian="bold" style:font-name-complex="Century Gothic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661272" officeooo:paragraph-rsid="00661272" style:font-size-asian="10pt" style:language-asian="zxx" style:country-asian="none" style:font-weight-asian="bold" style:font-name-complex="Century Gothic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875c1a" officeooo:paragraph-rsid="00875c1a" style:font-size-asian="10pt" style:language-asian="zxx" style:country-asian="none" style:font-weight-asian="bold" style:font-name-complex="Century Gothic" style:font-size-complex="10pt"/>
    </style:style>
    <style:style style:name="P6" style:family="paragraph" style:parent-style-name="Standard">
      <style:text-properties style:font-name="Arial" fo:font-size="10pt" fo:language="en" fo:country="US" fo:font-style="normal" officeooo:rsid="00329698" officeooo:paragraph-rsid="0054ee91" style:font-size-asian="10pt" style:font-style-asian="normal" style:font-name-complex="Century Gothic" style:font-size-complex="10pt" style:font-style-complex="normal"/>
    </style:style>
    <style:style style:name="P7" style:family="paragraph" style:parent-style-name="Standard">
      <style:text-properties style:font-name="Arial" fo:font-size="10pt" fo:language="en" fo:country="US" fo:font-style="normal" officeooo:rsid="00a08060" officeooo:paragraph-rsid="00a08060" style:font-size-asian="10pt" style:font-style-asian="normal" style:font-name-complex="Century Gothic" style:font-size-complex="10pt" style:font-style-complex="normal"/>
    </style:style>
    <style:style style:name="P8" style:family="paragraph" style:parent-style-name="Standard">
      <style:text-properties style:font-name="Arial" fo:font-size="10pt" fo:language="en" fo:country="GB" fo:font-weight="bold" officeooo:paragraph-rsid="00018ea6" style:font-size-asian="10pt" style:font-weight-asian="bold" style:font-name-complex="Century Gothic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en" fo:country="GB" fo:font-weight="normal" officeooo:paragraph-rsid="00018ea6" style:font-size-asian="10pt" style:font-weight-asian="normal" style:font-name-complex="Century Gothic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8bc196" officeooo:paragraph-rsid="008bc19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10pt" fo:language="en" fo:country="US" fo:font-weight="normal" officeooo:rsid="00535b5d" officeooo:paragraph-rsid="00756654" style:font-size-asian="10pt" style:language-asian="en" style:country-asian="US" style:font-weight-asian="normal" style:font-name-complex="Century Gothic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language="en" fo:country="US" fo:font-style="normal" officeooo:rsid="00329698" officeooo:paragraph-rsid="0052ef88" style:font-size-asian="10pt" style:font-style-asian="normal" style:font-name-complex="Century Gothic" style:font-size-complex="10pt" style:font-style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9cad4b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entury Gothic" fo:font-size="10pt" fo:language="en" fo:country="US" fo:font-weight="normal" officeooo:rsid="0090bb28" officeooo:paragraph-rsid="009cad4b" style:font-size-asian="10pt" style:language-asian="en" style:country-asian="US" style:font-weight-asian="normal" style:font-name-complex="Century Gothic" style:font-size-complex="10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entury Gothic" fo:font-size="10pt" fo:language="en" fo:country="US" fo:font-weight="normal" officeooo:rsid="0090bb28" officeooo:paragraph-rsid="00894109" style:font-size-asian="10pt" style:language-asian="en" style:country-asian="US" style:font-weight-asian="normal" style:font-name-complex="Century Gothic" style:font-size-complex="10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entury Gothic" fo:font-size="10pt" fo:language="en" fo:country="US" fo:font-weight="normal" officeooo:rsid="008d2e24" officeooo:paragraph-rsid="008d2e24" style:font-size-asian="10pt" style:language-asian="en" style:country-asian="US" style:font-weight-asian="normal" style:font-name-complex="Century Gothic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entury Gothic" fo:font-size="10pt" fo:language="en" fo:country="US" fo:font-weight="normal" officeooo:rsid="00934e88" officeooo:paragraph-rsid="0090bb28" style:font-size-asian="10pt" style:language-asian="en" style:country-asian="US" style:font-weight-asian="normal" style:font-name-complex="Century Gothic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entury Gothic" fo:font-size="10pt" fo:language="en" fo:country="US" fo:font-weight="normal" officeooo:rsid="00894109" officeooo:paragraph-rsid="00894109" style:font-size-asian="10pt" style:language-asian="en" style:country-asian="US" style:font-weight-asian="normal" style:font-name-complex="Century Gothic" style:font-size-complex="10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Century Gothic" fo:font-size="10pt" fo:language="en" fo:country="US" fo:font-weight="normal" officeooo:rsid="008bc196" officeooo:paragraph-rsid="008bc196" style:font-size-asian="10pt" style:language-asian="en" style:country-asian="US" style:font-weight-asian="normal" style:font-name-complex="Century Gothic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entury Gothic" fo:font-size="10pt" fo:language="en" fo:country="US" fo:font-weight="bold" officeooo:rsid="00894109" officeooo:paragraph-rsid="00894109" style:font-size-asian="10pt" style:language-asian="en" style:country-asian="US" style:font-weight-asian="bold" style:font-name-complex="Century Gothic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entury Gothic" fo:font-size="10pt" fo:language="en" fo:country="US" fo:font-weight="bold" officeooo:rsid="008bc196" officeooo:paragraph-rsid="008bc196" style:font-size-asian="10pt" style:language-asian="en" style:country-asian="US" style:font-weight-asian="bold" style:font-name-complex="Century Gothic" style:font-size-complex="10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8d2e24" officeooo:paragraph-rsid="008d2e24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90bb28" officeooo:paragraph-rsid="0090bb28"/>
    </style:style>
    <style:style style:name="P24" style:family="paragraph" style:parent-style-name="Standard" style:list-style-name="L2">
      <style:paragraph-properties fo:text-align="justify" style:justify-single-word="false"/>
      <style:text-properties fo:font-weight="normal" officeooo:rsid="008bc196" officeooo:paragraph-rsid="008bc196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weight="normal" officeooo:rsid="008bc196" officeooo:paragraph-rsid="00967c10" style:font-weight-asian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bold" officeooo:rsid="008bc196" officeooo:paragraph-rsid="008bc196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a70480" officeooo:paragraph-rsid="00a70480"/>
    </style:style>
    <style:style style:name="T1" style:family="text">
      <style:text-properties fo:language="en" fo:country="US" officeooo:rsid="00018ea6"/>
    </style:style>
    <style:style style:name="T2" style:family="text">
      <style:text-properties fo:language="en" fo:country="US" officeooo:rsid="0052ef88"/>
    </style:style>
    <style:style style:name="T3" style:family="text">
      <style:text-properties fo:language="en" fo:country="US" officeooo:rsid="00661272"/>
    </style:style>
    <style:style style:name="T4" style:family="text">
      <style:text-properties fo:language="en" fo:country="US" officeooo:rsid="00748d67"/>
    </style:style>
    <style:style style:name="T5" style:family="text">
      <style:text-properties fo:language="en" fo:country="US" officeooo:rsid="008415cf"/>
    </style:style>
    <style:style style:name="T6" style:family="text">
      <style:text-properties style:font-name="Century Gothic" fo:font-size="10pt" fo:language="en" fo:country="US" style:font-size-asian="10pt" style:language-asian="en" style:country-asian="US" style:font-name-complex="Century Gothic" style:font-size-complex="10pt"/>
    </style:style>
    <style:style style:name="T7" style:family="text">
      <style:text-properties style:font-name="Century Gothic" fo:font-size="10pt" fo:language="en" fo:country="US" officeooo:rsid="00894109" style:font-size-asian="10pt" style:language-asian="en" style:country-asian="US" style:font-name-complex="Century Gothic" style:font-size-complex="10pt"/>
    </style:style>
    <style:style style:name="T8" style:family="text">
      <style:text-properties style:font-name="Century Gothic" fo:font-size="10pt" fo:language="en" fo:country="US" fo:font-weight="normal" style:font-size-asian="10pt" style:language-asian="en" style:country-asian="US" style:font-weight-asian="normal" style:font-name-complex="Century Gothic" style:font-size-complex="10pt" style:font-weight-complex="normal"/>
    </style:style>
    <style:style style:name="T9" style:family="text">
      <style:text-properties style:font-name="Century Gothic" fo:font-size="10pt" fo:language="en" fo:country="US" fo:font-weight="normal" officeooo:rsid="00894109" style:font-size-asian="10pt" style:language-asian="en" style:country-asian="US" style:font-weight-asian="normal" style:font-name-complex="Century Gothic" style:font-size-complex="10pt" style:font-weight-complex="normal"/>
    </style:style>
    <style:style style:name="T10" style:family="text">
      <style:text-properties style:font-name="Century Gothic" fo:font-size="10pt" fo:language="en" fo:country="US" fo:font-weight="normal" officeooo:rsid="008bc196" style:font-size-asian="10pt" style:language-asian="en" style:country-asian="US" style:font-weight-asian="normal" style:font-name-complex="Century Gothic" style:font-size-complex="10pt" style:font-weight-complex="normal"/>
    </style:style>
    <style:style style:name="T11" style:family="text">
      <style:text-properties style:font-name="Century Gothic" fo:font-size="10pt" fo:language="en" fo:country="US" fo:font-weight="normal" officeooo:rsid="0090bb28" style:font-size-asian="10pt" style:language-asian="en" style:country-asian="US" style:font-weight-asian="normal" style:font-name-complex="Century Gothic" style:font-size-complex="10pt" style:font-weight-complex="normal"/>
    </style:style>
    <style:style style:name="T12" style:family="text">
      <style:text-properties style:font-name="Century Gothic" fo:font-size="10pt" fo:language="en" fo:country="US" fo:font-weight="normal" officeooo:rsid="00934e88" style:font-size-asian="10pt" style:language-asian="en" style:country-asian="US" style:font-weight-asian="normal" style:font-name-complex="Century Gothic" style:font-size-complex="10pt" style:font-weight-complex="normal"/>
    </style:style>
    <style:style style:name="T13" style:family="text">
      <style:text-properties style:font-name="Century Gothic" fo:font-size="10pt" fo:language="en" fo:country="US" fo:font-weight="normal" officeooo:rsid="00967c10" style:font-size-asian="10pt" style:language-asian="en" style:country-asian="US" style:font-weight-asian="normal" style:font-name-complex="Century Gothic" style:font-size-complex="10pt" style:font-weight-complex="normal"/>
    </style:style>
    <style:style style:name="T14" style:family="text">
      <style:text-properties style:font-name="Century Gothic" fo:font-size="10pt" fo:language="en" fo:country="US" fo:font-weight="normal" officeooo:rsid="009c417b" style:font-size-asian="10pt" style:language-asian="en" style:country-asian="US" style:font-weight-asian="normal" style:font-name-complex="Century Gothic" style:font-size-complex="10pt" style:font-weight-complex="normal"/>
    </style:style>
    <style:style style:name="T15" style:family="text">
      <style:text-properties style:font-name="Century Gothic" fo:font-size="10pt" fo:language="en" fo:country="US" fo:font-weight="normal" officeooo:rsid="009cad4b" style:font-size-asian="10pt" style:language-asian="en" style:country-asian="US" style:font-weight-asian="normal" style:font-name-complex="Century Gothic" style:font-size-complex="10pt" style:font-weight-complex="normal"/>
    </style:style>
    <style:style style:name="T16" style:family="text">
      <style:text-properties style:font-name="Century Gothic" fo:font-size="10pt" fo:language="en" fo:country="US" fo:font-weight="normal" officeooo:rsid="009e18f6" style:font-size-asian="10pt" style:language-asian="en" style:country-asian="US" style:font-weight-asian="normal" style:font-name-complex="Century Gothic" style:font-size-complex="10pt" style:font-weight-complex="normal"/>
    </style:style>
    <style:style style:name="T17" style:family="text">
      <style:text-properties style:font-name="Century Gothic" fo:font-size="10pt" fo:language="en" fo:country="US" fo:font-weight="normal" officeooo:rsid="00a380ba" style:font-size-asian="10pt" style:language-asian="en" style:country-asian="US" style:font-weight-asian="normal" style:font-name-complex="Century Gothic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xercise </text:span><text:span text:style-name="T4">4</text:span><text:span text:style-name="T1">: </text:span><text:span text:style-name="T3">Part </text:span><text:span text:style-name="T5">2</text:span></text:p>
      <text:p text:style-name="P4"/>
      <text:p text:style-name="P5">Data Processing</text:p>
      <text:p text:style-name="P2"/>
      <text:p text:style-name="P3">Python Programming Bootcamp by Dr Rohitash Chandra</text:p>
      <text:p text:style-name="P3">UNSW, 2021</text:p>
      <text:p text:style-name="P12"><text:s/></text:p>
      <text:p text:style-name="P6"><text:s text:c="2"/></text:p>
      <text:p text:style-name="P7">Ensure that you use functions or OOP to do the following: </text:p>
      <text:p text:style-name="P7"/>
      <text:p text:style-name="P8">Description</text:p>
      <text:p text:style-name="P9"/>
      <text:p text:style-name="P11"><text:s/></text:p>
      <text:list xml:id="list1689064969" text:style-name="L1">
        <text:list-item>
          <text:p text:style-name="P13"><text:span text:style-name="T9">Data is given in several formats and times you need clean, process and also fix missing values etc. </text:span><text:span text:style-name="T13">Use </text:span><text:span text:style-name="T14">Numpy with</text:span><text:span text:style-name="T9"> the Aba</text:span><text:span text:style-name="T10">l</text:span><text:span text:style-name="T9">one dataset </text:span><text:span text:style-name="T14">(</text:span><text:a xlink:type="simple" xlink:href="https://archive.ics.uci.edu/ml/datasets/Abalone" text:style-name="Internet_20_link" text:visited-style-name="Visited_20_Internet_20_Link"><text:span text:style-name="T9">https://archive.ics.uci.edu/ml/datasets/Abalone</text:span></text:a><text:span text:style-name="T14">)</text:span><text:span text:style-name="T9"> and process it. Visualize the data by making histograms for each feature, and a co-variance matrix </text:span><text:span text:style-name="T16">of all features. Plot the co-variance matrix </text:span><text:span text:style-name="T9"><text:s text:c="2"/>as a heatmap </text:span><text:span text:style-name="T11">using matplotlib. </text:span><text:span text:style-name="T17">Then, provide a box-plot of the respective features. Report the mean and std of the entire set of features and the outcome variable (ring age).</text:span></text:p>
          <text:p text:style-name="P14"/>
        </text:list-item>
        <text:list-item>
          <text:p text:style-name="P13"><text:span text:style-name="T15">In Abadone dataset, </text:span><text:span text:style-name="T11"><text:s/></text:span><text:span text:style-name="T15">show the histogram <text:s/>ring age (outcome) and then divide the ring age into 4 major groups equally by age intervals of 25%. Report the class distribution of each class. Is this a class imbalance problem? </text:span></text:p>
          <text:p text:style-name="P15"/>
        </text:list-item>
        <text:list-item>
          <text:p text:style-name="P22"><text:span text:style-name="T9">R</text:span><text:span text:style-name="T8">epeat </text:span><text:span text:style-name="T15">Part 1</text:span><text:span text:style-name="T8"> for Adult, Iris and Wine datasets: </text:span><text:a xlink:type="simple" xlink:href="https://archive.ics.uci.edu/ml/datasets/" text:style-name="Internet_20_link" text:visited-style-name="Visited_20_Internet_20_Link">https://archive.ics.uci.edu/ml/datasets/</text:a></text:p>
          <text:p text:style-name="P22"/>
        </text:list-item>
        <text:list-item>
          <text:p text:style-name="P27">Represent the outcome variable (class) of the processed datasets using one hot encoding. <text:s/></text:p>
          <text:p text:style-name="P16"/>
        </text:list-item>
        <text:list-item>
          <text:p text:style-name="P23"><text:span text:style-name="T8">Use pandas and seaborn </text:span><text:span text:style-name="T15">and process and </text:span><text:span text:style-name="T8">make the visualization again </text:span><text:span text:style-name="T15">for all the above datasets</text:span><text:span text:style-name="T8">. </text:span><text:span text:style-name="T12">Note pandas tutorial here: </text:span><text:a xlink:type="simple" xlink:href="https://pandas.pydata.org/pandas-docs/stable/user_guide/10min.html" text:style-name="Internet_20_link" text:visited-style-name="Visited_20_Internet_20_Link">https://pandas.pydata.org/pandas-docs/stable/user_guide/10min.html</text:a></text:p>
        </text:list-item>
      </text:list>
      <text:p text:style-name="P17"/>
      <text:list xml:id="list184056464391382" text:continue-numbering="true" text:style-name="L1">
        <text:list-header>
          <text:p text:style-name="P16"/>
        </text:list-header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10"><text:span text:style-name="T7">R</text:span><text:span text:style-name="T6">esources</text:span></text:p>
      <text:list xml:id="list3377144794" text:style-name="L2">
        <text:list-header>
          <text:p text:style-name="P19"/>
        </text:list-header>
        <text:list-item>
          <text:p text:style-name="P26"><text:a xlink:type="simple" xlink:href="https://datatofish.com/covariance-matrix-python/" text:style-name="Internet_20_link" text:visited-style-name="Visited_20_Internet_20_Link"><text:span text:style-name="T8">https://datatofish.com/covariance-matrix-python/</text:span></text:a></text:p>
        </text:list-item>
        <text:list-item>
          <text:p text:style-name="P24"><text:a xlink:type="simple" xlink:href="https://datatofish.com/plot-histogram-python/" text:style-name="Internet_20_link" text:visited-style-name="Visited_20_Internet_20_Link"><text:span text:style-name="T6">https://datatofish.com/plot-histogram-python/</text:span></text:a></text:p>
        </text:list-item>
        <text:list-item>
          <text:p text:style-name="P24"><text:a xlink:type="simple" xlink:href="https://realpython.com/python-histograms/" text:style-name="Internet_20_link" text:visited-style-name="Visited_20_Internet_20_Link">https://realpython.com/python-histograms/</text:a><text:span text:style-name="T6"> <text:s/></text:span></text:p>
        </text:list-item>
        <text:list-item>
          <text:p text:style-name="P25"><text:span text:style-name="T7">Follow the example code here: </text:span><text:a xlink:type="simple" xlink:href="https://www.geeksforgeeks.org/python-pandas-dataframe/" text:style-name="Internet_20_link" text:visited-style-name="Visited_20_Internet_20_Link">https://www.geeksforgeeks.org/python-pandas-dataframe/</text:a><text:span text:style-name="T7"> </text:span></text:p>
        </text:list-item>
        <text:list-item>
          <text:p text:style-name="P24"><text:a xlink:type="simple" xlink:href="https://pandas.pydata.org/pandas-docs/stable/user_guide/10min.html" text:style-name="Internet_20_link" text:visited-style-name="Visited_20_Internet_20_Link"><text:span text:style-name="T6">https://pandas.pydata.org/pandas-docs/stable/user_guide/10min.html</text:span></text:a></text:p>
          <text:p text:style-name="P19"/>
          <text:p text:style-name="P19"/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OvalEnd_20_5" draw:display-name="msArrowOvalEnd 5" svg:viewBox="0 0 120 120" svg:d="M120 60c0-33-27-60-60-60s-60 27-60 60 27 60 60 60 60-27 60-6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0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3-07-18T14:54:17</meta:creation-date>
    <meta:generator>LibreOffice/6.0.7.3$Linux_X86_64 LibreOffice_project/00m0$Build-3</meta:generator>
    <dc:date>2021-09-05T18:40:56.153739231</dc:date>
    <meta:editing-duration>PT5H32M10S</meta:editing-duration>
    <meta:editing-cycles>120</meta:editing-cycles>
    <meta:document-statistic meta:table-count="0" meta:image-count="0" meta:object-count="0" meta:page-count="1" meta:paragraph-count="20" meta:word-count="208" meta:character-count="1577" meta:non-whitespace-character-count="1381"/>
  </office:meta>
</office:document-meta>
</file>